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-op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Team 15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rrect Direction Probability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rpendicular Direction Probability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ard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Possible Actions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number-columns-repeated="20" office:value-type="float" office:value="-4.1" calcext:value-type="float">
            <text:p>-4.1</text:p>
          </table:table-cell>
          <table:table-cell office:value-type="float" office:value="-82" calcext:value-type="float">
            <text:p>-82</text:p>
          </table:table-cell>
          <table:table-cell table:number-columns-repeated="20" office:value-type="float" office:value="-4.1" calcext:value-type="float">
            <text:p>-4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*X</text:p>
          </table:table-cell>
          <table:table-cell table:formula="of:=SUMPRODUCT([.B21:.AQ21];[.B15:.AQ15])" office:value-type="float" office:value="0" calcext:value-type="float">
            <text:p>0</text:p>
          </table:table-cell>
          <table:table-cell table:formula="of:=SUMPRODUCT([.B22:.AQ22];[.B15:.AQ15])" office:value-type="float" office:value="0" calcext:value-type="float">
            <text:p>0</text:p>
          </table:table-cell>
          <table:table-cell table:formula="of:=SUMPRODUCT([.B23:.AQ23];[.B15:.AQ15])" office:value-type="float" office:value="-1.99840144432528E-015" calcext:value-type="float">
            <text:p>-1.99840144432528E-15</text:p>
          </table:table-cell>
          <table:table-cell table:formula="of:=SUMPRODUCT([.B24:.AQ24];[.B15:.AQ15])" office:value-type="float" office:value="0" calcext:value-type="float">
            <text:p>0</text:p>
          </table:table-cell>
          <table:table-cell table:formula="of:=SUMPRODUCT([.B25:.AQ25];[.B15:.AQ15])" office:value-type="float" office:value="0" calcext:value-type="float">
            <text:p>0</text:p>
          </table:table-cell>
          <table:table-cell table:formula="of:=SUMPRODUCT([.B26:.AQ26];[.B15:.AQ15])" office:value-type="float" office:value="4.16333634234434E-016" calcext:value-type="float">
            <text:p>4.16333634234434E-16</text:p>
          </table:table-cell>
          <table:table-cell table:formula="of:=SUMPRODUCT([.B27:.AQ27];[.B15:.AQ15])" office:value-type="float" office:value="-5.55111512312578E-016" calcext:value-type="float">
            <text:p>-5.55111512312578E-16</text:p>
          </table:table-cell>
          <table:table-cell table:formula="of:=SUMPRODUCT([.B15:.AQ15];[.B28:.AQ28])" office:value-type="float" office:value="-9.99200722162641E-016" calcext:value-type="float">
            <text:p>-9.99200722162641E-16</text:p>
          </table:table-cell>
          <table:table-cell table:formula="of:=SUMPRODUCT([.B15:.AQ15];[.B29:.AQ29])" office:value-type="float" office:value="9.71445146547012E-017" calcext:value-type="float">
            <text:p>9.71445146547012E-17</text:p>
          </table:table-cell>
          <table:table-cell table:formula="of:=SUMPRODUCT([.B15:.AQ15];[.B30:.AQ30])" office:value-type="float" office:value="4.85722573273506E-016" calcext:value-type="float">
            <text:p>4.85722573273506E-16</text:p>
          </table:table-cell>
          <table:table-cell table:formula="of:=SUMPRODUCT([.B15:.AQ15];[.B31:.AQ31])" office:value-type="float" office:value="0" calcext:value-type="float">
            <text:p>0</text:p>
          </table:table-cell>
          <table:table-cell table:formula="of:=SUMPRODUCT([.B15:.AQ15];[.B32:.AQ32])" office:value-type="float" office:value="1.99840144432528E-015" calcext:value-type="float">
            <text:p>1.99840144432528E-15</text:p>
          </table:table-cell>
          <table:table-cell table:formula="of:=SUMPRODUCT([.B15:.AQ15];[.B33:.AQ33])" office:value-type="float" office:value="0.999999999999999" calcext:value-type="float">
            <text:p>1</text:p>
          </table:table-cell>
          <table:table-cell table:formula="of:=SUMPRODUCT([.B15:.AQ15];[.B34:.AQ34])" office:value-type="float" office:value="5.55111512312578E-016" calcext:value-type="float">
            <text:p>5.55111512312578E-16</text:p>
          </table:table-cell>
          <table:table-cell table:formula="of:=SUMPRODUCT([.B15:.AQ15];[.B35:.AQ35])" office:value-type="float" office:value="-7.49400541621981E-016" calcext:value-type="float">
            <text:p>-7.49400541621981E-16</text:p>
          </table:table-cell>
          <table:table-cell table:formula="of:=SUMPRODUCT([.B15:.AQ15];[.B36:.AQ36])" office:value-type="float" office:value="1.4432899320127E-015" calcext:value-type="float">
            <text:p>1.4432899320127E-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</text:p>
          </table:table-cell>
          <table:table-cell table:formula="of:=SUMPRODUCT([.B16:.AQ16];[.B15:.AQ15])" office:value-type="float" office:value="26.9445614376495" calcext:value-type="float">
            <text:p>26.9445614376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2:22:40.850952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12:46.273401280</meta:creation-date>
    <dc:date>2017-03-14T02:24:28.122364418</dc:date>
    <meta:editing-duration>PT2H8M39S</meta:editing-duration>
    <meta:editing-cycles>10</meta:editing-cycles>
    <meta:generator>LibreOffice/5.1.6.2$Linux_X86_64 LibreOffice_project/10m0$Build-2</meta:generator>
    <meta:document-statistic meta:table-count="1" meta:cell-count="931" meta:object-count="0"/>
  </office:meta>
</office:document-meta>
</file>